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ambria" fo:font-size="11pt" style:font-size-asian="11pt"/>
    </style:style>
    <style:style style:name="T1" style:family="text">
      <style:text-properties style:font-name="Cambria" fo:font-size="11pt" style:font-size-asian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1"><text:sequence text:ref-name="refCHAPTER0" text:name="CHAPTER" text:formula="ooow:CHAPTER+1" style:num-format="1">1</text:sequence><text:span text:style-name="T1">midi number</text:span></text:p>
      <text:p text:style-name="P1"><text:span text:style-name="T1">ids are notes notation of possible notes</text:span></text:p>
      <text:p text:style-name="P1"><text:span text:style-name="T1">notes are capitalized</text:span></text:p>
      <text:p text:style-name="P1"><text:span text:style-name="T1"># is a sharp</text:span></text:p>
      <text:p text:style-name="P1"><text:span text:style-name="T1">b is a flat</text:span></text:p>
      <text:p text:style-name="P1"><text:span text:style-name="T1">ds is double sharp</text:span></text:p>
      <text:p text:style-name="P1"><text:span text:style-name="T1">df is double flat</text:span></text:p>
      <text:p text:style-name="P1"><text:span text:style-name="T1">if the B is B1 is that C flat 1 or C flat 2, likewise is C1 B sharp 1 or B sharp 2?</text:span></text:p>
      <text:p text:style-name="P2"/>
      <text:p text:style-name="P1"><text:span text:style-name="T1">21</text:span></text:p>
      <text:p text:style-name="P1"><text:span text:style-name="T1">&lt;div id=”A0"&gt;&lt;/div&gt;</text:span></text:p>
      <text:p text:style-name="P1"><text:span text:style-name="T1">&lt;div id=”Bdf0"&gt;&lt;/div&gt;</text:span></text:p>
      <text:p text:style-name="P2"/>
      <text:p text:style-name="P1"><text:span text:style-name="T1">22</text:span></text:p>
      <text:p text:style-name="P1"><text:span text:style-name="T1">&lt;div id=”A#0"&gt;&lt;/div&gt;</text:span></text:p>
      <text:p text:style-name="P1"><text:span text:style-name="T1">&lt;div id=”Bb0"&gt;&lt;/div&gt;</text:span></text:p>
      <text:p text:style-name="P2"/>
      <text:p text:style-name="P1"><text:span text:style-name="T1">23</text:span></text:p>
      <text:p text:style-name="P1"><text:span text:style-name="T1">&lt;div id=”B0"&gt;&lt;/div&gt;</text:span></text:p>
      <text:p text:style-name="P1"><text:span text:style-name="T1">&lt;div id=”Ads0"&gt;&lt;/div&gt;</text:span></text:p>
      <text:p text:style-name="P1"><text:span text:style-name="T1">&lt;div id=”Cb0"&gt;&lt;/div&gt;</text:span></text:p>
      <text:p text:style-name="P2"/>
      <text:p text:style-name="P1"><text:span text:style-name="T1">24</text:span></text:p>
      <text:p text:style-name="P1"><text:span text:style-name="T1">&lt;div id=”C1"&gt;&lt;/div&gt;</text:span></text:p>
      <text:p text:style-name="P1"><text:span text:style-name="T1">&lt;div id=”B#1“&gt;&lt;/div&gt;</text:span></text:p>
      <text:p text:style-name="P1"><text:span text:style-name="T1">&lt;div id=”Ddf1“&gt;&lt;/div&gt;</text:span></text:p>
      <text:p text:style-name="P2"/>
      <text:p text:style-name="P2"/>
      <text:p text:style-name="P1"><text:span text:style-name="T1">25</text:span></text:p>
      <text:p text:style-name="P1"><text:span text:style-name="T1">&lt;div id=”C#1“&gt;&lt;/div&gt;</text:span></text:p>
      <text:p text:style-name="P1"><text:span text:style-name="T1">&lt;div id=”Db“&gt;&lt;/div&gt;</text:span></text:p>
      <text:p text:style-name="P2"/>
      <text:p text:style-name="P1"><text:span text:style-name="T1">26</text:span></text:p>
      <text:p text:style-name="P1"><text:span text:style-name="T1">&lt;div id=”D1“&gt;&lt;/div&gt;</text:span></text:p>
      <text:p text:style-name="P1"><text:span text:style-name="T1">&lt;div id=”Cds1“&gt;&lt;/div&gt;</text:span></text:p>
      <text:p text:style-name="P1"><text:span text:style-name="T1">&lt;div id=”Edf1“&gt;&lt;/div&gt;</text:span></text:p>
      <text:p text:style-name="P2"/>
      <text:p text:style-name="P1"><text:span text:style-name="T1">27</text:span></text:p>
      <text:p text:style-name="P1"><text:span text:style-name="T1">&lt;div id=”D#1“&gt;&lt;/div&gt;</text:span></text:p>
      <text:p text:style-name="P1"><text:span text:style-name="T1">&lt;div id=”Eb1“&gt;&lt;/div&gt;</text:span></text:p>
      <text:p text:style-name="P2"/>
      <text:p text:style-name="P1"><text:span text:style-name="T1">28</text:span></text:p>
      <text:p text:style-name="P1"><text:span text:style-name="T1">&lt;div id=”E1“&gt;&lt;/div&gt;</text:span></text:p>
      <text:p text:style-name="P1"><text:span text:style-name="T1">&lt;div id=”Dds1“&gt;&lt;/div&gt;</text:span></text:p>
      <text:p text:style-name="P1"><text:span text:style-name="T1">&lt;div id=”Fb1“&gt;&lt;/div&gt;</text:span></text:p>
      <text:p text:style-name="P2"/>
      <text:p text:style-name="P1"><text:span text:style-name="T1">29</text:span></text:p>
      <text:p text:style-name="P1"><text:span text:style-name="T1">&lt;div id=”F1“&gt;&lt;/div&gt;</text:span></text:p>
      <text:p text:style-name="P1"><text:span text:style-name="T1">&lt;div id=”E#1“&gt;&lt;/div&gt;</text:span></text:p>
      <text:p text:style-name="P1"><text:span text:style-name="T1">&lt;div id=”Gdf1“&gt;&lt;/div&gt;</text:span></text:p>
      <text:p text:style-name="P1"><text:span text:style-name="T1">30</text:span></text:p>
      <text:p text:style-name="P1"><text:span text:style-name="T1">&lt;div id=”F#1“&gt;&lt;/div&gt;</text:span></text:p>
      <text:p text:style-name="P1"><text:soft-page-break/><text:span text:style-name="T1">&lt;div id=”Gb1“&gt;&lt;/div&gt;</text:span></text:p>
      <text:p text:style-name="P2"/>
      <text:p text:style-name="P1"><text:span text:style-name="T1">31</text:span></text:p>
      <text:p text:style-name="P1"><text:span text:style-name="T1">&lt;div id=”G1“&gt;&lt;/div&gt;</text:span></text:p>
      <text:p text:style-name="P1"><text:span text:style-name="T1">&lt;div id=”Fds1“&gt;&lt;/div&gt;</text:span></text:p>
      <text:p text:style-name="P1"><text:span text:style-name="T1">&lt;div id=”Adf1“&gt;&lt;/div&gt;</text:span></text:p>
      <text:p text:style-name="P2"/>
      <text:p text:style-name="P1"><text:span text:style-name="T1">32</text:span></text:p>
      <text:p text:style-name="P1"><text:span text:style-name="T1">&lt;div id=”G#1“&gt;&lt;/div&gt;</text:span></text:p>
      <text:p text:style-name="P1"><text:span text:style-name="T1">&lt;div id=”Ab1“&gt;&lt;/div&gt;</text:span></text:p>
      <text:p text:style-name="P2"/>
      <text:p text:style-name="P1"><text:span text:style-name="T1">33</text:span></text:p>
      <text:p text:style-name="P1"><text:span text:style-name="T1">&lt;div id=”A1“&gt;&lt;/div&gt;</text:span></text:p>
      <text:p text:style-name="P1"><text:span text:style-name="T1">&lt;div id=”Gds1“&gt;&lt;/div&gt;</text:span></text:p>
      <text:p text:style-name="P1"><text:span text:style-name="T1">&lt;div id=”Bdf1“&gt;&lt;/div&gt;</text:span></text:p>
      <text:p text:style-name="P2"/>
      <text:p text:style-name="P1"><text:span text:style-name="T1">34</text:span></text:p>
      <text:p text:style-name="P1"><text:span text:style-name="T1">&lt;div id=”A#1“&gt;&lt;/div&gt;</text:span></text:p>
      <text:p text:style-name="P1"><text:span text:style-name="T1">&lt;div id=”Bb1“&gt;&lt;/div&gt;</text:span></text:p>
      <text:p text:style-name="P2"/>
      <text:p text:style-name="P1"><text:span text:style-name="T1">35</text:span></text:p>
      <text:p text:style-name="P1"><text:span text:style-name="T1">&lt;div id=”B1“&gt;&lt;/div&gt;</text:span></text:p>
      <text:p text:style-name="P1"><text:span text:style-name="T1">&lt;div id=”Ads1“&gt;&lt;/div&gt;</text:span></text:p>
      <text:p text:style-name="P1"><text:span text:style-name="T1">&lt;div id=”Cb1“&gt;&lt;/div&gt;</text:span></text:p>
      <text:p text:style-name="P2"/>
      <text:p text:style-name="P1"><text:span text:style-name="T1">36</text:span></text:p>
      <text:p text:style-name="P1"><text:span text:style-name="T1">&lt;div id=”C2"&gt;&lt;/div&gt;</text:span></text:p>
      <text:p text:style-name="P1"><text:span text:style-name="T1">&lt;div id=”B#2“&gt;&lt;/div&gt;</text:span></text:p>
      <text:p text:style-name="P1"><text:span text:style-name="T1">&lt;div id=”Ddf2“&gt;&lt;/div&gt;</text:span></text:p>
      <text:p text:style-name="P2"/>
      <text:p text:style-name="P2"/>
      <text:p text:style-name="P1"><text:span text:style-name="T1">37</text:span></text:p>
      <text:p text:style-name="P1"><text:span text:style-name="T1">&lt;div id=”C#2“&gt;&lt;/div&gt;</text:span></text:p>
      <text:p text:style-name="P1"><text:span text:style-name="T1">&lt;div id=”Db“&gt;&lt;/div&gt;</text:span></text:p>
      <text:p text:style-name="P2"/>
      <text:p text:style-name="P1"><text:span text:style-name="T1">38</text:span></text:p>
      <text:p text:style-name="P1"><text:span text:style-name="T1">&lt;div id=”D2“&gt;&lt;/div&gt;</text:span></text:p>
      <text:p text:style-name="P1"><text:span text:style-name="T1">&lt;div id=”Cds2“&gt;&lt;/div&gt;</text:span></text:p>
      <text:p text:style-name="P1"><text:span text:style-name="T1">&lt;div id=”Edf2“&gt;&lt;/div&gt;</text:span></text:p>
      <text:p text:style-name="P2"/>
      <text:p text:style-name="P1"><text:span text:style-name="T1">39</text:span></text:p>
      <text:p text:style-name="P1"><text:span text:style-name="T1">&lt;div id=”D#2“&gt;&lt;/div&gt;</text:span></text:p>
      <text:p text:style-name="P1"><text:span text:style-name="T1">&lt;div id=”Eb2“&gt;&lt;/div&gt;</text:span></text:p>
      <text:p text:style-name="P2"/>
      <text:p text:style-name="P1"><text:span text:style-name="T1">40</text:span></text:p>
      <text:p text:style-name="P1"><text:span text:style-name="T1">&lt;div id=”E2“&gt;&lt;/div&gt;</text:span></text:p>
      <text:p text:style-name="P1"><text:span text:style-name="T1">&lt;div id=”Dds2“&gt;&lt;/div&gt;</text:span></text:p>
      <text:p text:style-name="P1"><text:span text:style-name="T1">&lt;div id=”Fb2“&gt;&lt;/div&gt;</text:span></text:p>
      <text:p text:style-name="P1"><text:span text:style-name="T1">41</text:span></text:p>
      <text:p text:style-name="P1"><text:span text:style-name="T1">&lt;div id=”F2“&gt;&lt;/div&gt;</text:span></text:p>
      <text:p text:style-name="P1"><text:span text:style-name="T1">&lt;div id=”E#2“&gt;&lt;/div&gt;</text:span></text:p>
      <text:p text:style-name="P1"><text:span text:style-name="T1">&lt;div id=”Gdf2“&gt;&lt;/div&gt;</text:span></text:p>
      <text:p text:style-name="P2"><text:soft-page-break/></text:p>
      <text:p text:style-name="P1"><text:span text:style-name="T1">42</text:span></text:p>
      <text:p text:style-name="P1"><text:span text:style-name="T1">&lt;div id=”F#2“&gt;&lt;/div&gt;</text:span></text:p>
      <text:p text:style-name="P1"><text:span text:style-name="T1">&lt;div id=”Gb2“&gt;&lt;/div&gt;</text:span></text:p>
      <text:p text:style-name="P2"/>
      <text:p text:style-name="P1"><text:span text:style-name="T1">43</text:span></text:p>
      <text:p text:style-name="P1"><text:span text:style-name="T1">&lt;div id=”G2“&gt;&lt;/div&gt;</text:span></text:p>
      <text:p text:style-name="P1"><text:span text:style-name="T1">&lt;div id=”Fds2“&gt;&lt;/div&gt;</text:span></text:p>
      <text:p text:style-name="P1"><text:span text:style-name="T1">&lt;div id=”Adf2“&gt;&lt;/div&gt;</text:span></text:p>
      <text:p text:style-name="P2"/>
      <text:p text:style-name="P1"><text:span text:style-name="T1">44</text:span></text:p>
      <text:p text:style-name="P1"><text:span text:style-name="T1">&lt;div id=”G#2“&gt;&lt;/div&gt;</text:span></text:p>
      <text:p text:style-name="P1"><text:span text:style-name="T1">&lt;div id=”Ab2“&gt;&lt;/div&gt;</text:span></text:p>
      <text:p text:style-name="P2"/>
      <text:p text:style-name="P1"><text:span text:style-name="T1">45</text:span></text:p>
      <text:p text:style-name="P1"><text:span text:style-name="T1">&lt;div id=”A2“&gt;&lt;/div&gt;</text:span></text:p>
      <text:p text:style-name="P1"><text:span text:style-name="T1">&lt;div id=”Gds2“&gt;&lt;/div&gt;</text:span></text:p>
      <text:p text:style-name="P1"><text:span text:style-name="T1">&lt;div id=”Bdf2“&gt;&lt;/div&gt;</text:span></text:p>
      <text:p text:style-name="P2"/>
      <text:p text:style-name="P1"><text:span text:style-name="T1">46</text:span></text:p>
      <text:p text:style-name="P1"><text:span text:style-name="T1">&lt;div id=”A#2“&gt;&lt;/div&gt;</text:span></text:p>
      <text:p text:style-name="P1"><text:span text:style-name="T1">&lt;div id=”Bb2“&gt;&lt;/div&gt;</text:span></text:p>
      <text:p text:style-name="P2"/>
      <text:p text:style-name="P1"><text:span text:style-name="T1">47</text:span></text:p>
      <text:p text:style-name="P1"><text:span text:style-name="T1">&lt;div id=”B2“&gt;&lt;/div&gt;</text:span></text:p>
      <text:p text:style-name="P1"><text:span text:style-name="T1">&lt;div id=”Ads2“&gt;&lt;/div&gt;</text:span></text:p>
      <text:p text:style-name="P1"><text:span text:style-name="T1">&lt;div id=”Cb2“&gt;&lt;/div&gt;</text:span></text:p>
      <text:p text:style-name="P2"/>
      <text:p text:style-name="P1"><text:span text:style-name="T1">48</text:span></text:p>
      <text:p text:style-name="P1"><text:span text:style-name="T1">&lt;div id=”C3"&gt;&lt;/div&gt;</text:span></text:p>
      <text:p text:style-name="P1"><text:span text:style-name="T1">&lt;div id=”B#3“&gt;&lt;/div&gt;</text:span></text:p>
      <text:p text:style-name="P1"><text:span text:style-name="T1">&lt;div id=”Ddf3“&gt;&lt;/div&gt;</text:span></text:p>
      <text:p text:style-name="P2"/>
      <text:p text:style-name="P2"/>
      <text:p text:style-name="P1"><text:span text:style-name="T1">49</text:span></text:p>
      <text:p text:style-name="P1"><text:span text:style-name="T1">&lt;div id=”C#3“&gt;&lt;/div&gt;</text:span></text:p>
      <text:p text:style-name="P1"><text:span text:style-name="T1">&lt;div id=”Db“&gt;&lt;/div&gt;</text:span></text:p>
      <text:p text:style-name="P2"/>
      <text:p text:style-name="P1"><text:span text:style-name="T1">50</text:span></text:p>
      <text:p text:style-name="P1"><text:span text:style-name="T1">&lt;div id=”D3“&gt;&lt;/div&gt;</text:span></text:p>
      <text:p text:style-name="P1"><text:span text:style-name="T1">&lt;div id=”Cds3“&gt;&lt;/div&gt;</text:span></text:p>
      <text:p text:style-name="P1"><text:span text:style-name="T1">&lt;div id=”Edf3“&gt;&lt;/div&gt;</text:span></text:p>
      <text:p text:style-name="P2"/>
      <text:p text:style-name="P1"><text:span text:style-name="T1">51</text:span></text:p>
      <text:p text:style-name="P1"><text:span text:style-name="T1">&lt;div id=”D#3“&gt;&lt;/div&gt;</text:span></text:p>
      <text:p text:style-name="P1"><text:span text:style-name="T1">&lt;div id=”Eb3“&gt;&lt;/div&gt;</text:span></text:p>
      <text:p text:style-name="P1"><text:span text:style-name="T1">52</text:span></text:p>
      <text:p text:style-name="P1"><text:span text:style-name="T1">&lt;div id=”E3“&gt;&lt;/div&gt;</text:span></text:p>
      <text:p text:style-name="P1"><text:span text:style-name="T1">&lt;div id=”Dds3“&gt;&lt;/div&gt;</text:span></text:p>
      <text:p text:style-name="P1"><text:span text:style-name="T1">&lt;div id=”Fb3“&gt;&lt;/div&gt;</text:span></text:p>
      <text:p text:style-name="P2"/>
      <text:p text:style-name="P1"><text:span text:style-name="T1">53</text:span></text:p>
      <text:p text:style-name="P1"><text:soft-page-break/><text:span text:style-name="T1">&lt;div id=”F3“&gt;&lt;/div&gt;</text:span></text:p>
      <text:p text:style-name="P1"><text:span text:style-name="T1">&lt;div id=”E#3“&gt;&lt;/div&gt;</text:span></text:p>
      <text:p text:style-name="P1"><text:span text:style-name="T1">&lt;div id=”Gdf3“&gt;&lt;/div&gt;</text:span></text:p>
      <text:p text:style-name="P2"/>
      <text:p text:style-name="P1"><text:span text:style-name="T1">54</text:span></text:p>
      <text:p text:style-name="P1"><text:span text:style-name="T1">&lt;div id=”F#3“&gt;&lt;/div&gt;</text:span></text:p>
      <text:p text:style-name="P1"><text:span text:style-name="T1">&lt;div id=”Gb3“&gt;&lt;/div&gt;</text:span></text:p>
      <text:p text:style-name="P2"/>
      <text:p text:style-name="P1"><text:span text:style-name="T1">55</text:span></text:p>
      <text:p text:style-name="P1"><text:span text:style-name="T1">&lt;div id=”G3“&gt;&lt;/div&gt;</text:span></text:p>
      <text:p text:style-name="P1"><text:span text:style-name="T1">&lt;div id=”Fds3“&gt;&lt;/div&gt;</text:span></text:p>
      <text:p text:style-name="P1"><text:span text:style-name="T1">&lt;div id=”Adf3“&gt;&lt;/div&gt;</text:span></text:p>
      <text:p text:style-name="P2"/>
      <text:p text:style-name="P1"><text:span text:style-name="T1">56</text:span></text:p>
      <text:p text:style-name="P1"><text:span text:style-name="T1">&lt;div id=”G#3“&gt;&lt;/div&gt;</text:span></text:p>
      <text:p text:style-name="P1"><text:span text:style-name="T1">&lt;div id=”Ab3“&gt;&lt;/div&gt;</text:span></text:p>
      <text:p text:style-name="P2"/>
      <text:p text:style-name="P1"><text:span text:style-name="T1">57</text:span></text:p>
      <text:p text:style-name="P1"><text:span text:style-name="T1">&lt;div id=”A3“&gt;&lt;/div&gt;</text:span></text:p>
      <text:p text:style-name="P1"><text:span text:style-name="T1">&lt;div id=”Gds3“&gt;&lt;/div&gt;</text:span></text:p>
      <text:p text:style-name="P1"><text:span text:style-name="T1">&lt;div id=”Bdf3“&gt;&lt;/div&gt;</text:span></text:p>
      <text:p text:style-name="P2"/>
      <text:p text:style-name="P1"><text:span text:style-name="T1">58</text:span></text:p>
      <text:p text:style-name="P1"><text:span text:style-name="T1">&lt;div id=”A#3“&gt;&lt;/div&gt;</text:span></text:p>
      <text:p text:style-name="P1"><text:span text:style-name="T1">&lt;div id=”Bb3“&gt;&lt;/div&gt;</text:span></text:p>
      <text:p text:style-name="P2"/>
      <text:p text:style-name="P1"><text:span text:style-name="T1">59</text:span></text:p>
      <text:p text:style-name="P1"><text:span text:style-name="T1">&lt;div id=”B3“&gt;&lt;/div&gt;</text:span></text:p>
      <text:p text:style-name="P1"><text:span text:style-name="T1">&lt;div id=”Ads3“&gt;&lt;/div&gt;</text:span></text:p>
      <text:p text:style-name="P1"><text:span text:style-name="T1">&lt;div id=”Cb3“&gt;&lt;/div&gt;</text:span></text:p>
      <text:p text:style-name="P2"/>
      <text:p text:style-name="P1"><text:span text:style-name="T1">60</text:span></text:p>
      <text:p text:style-name="P1"><text:span text:style-name="T1">&lt;div id=”C4"&gt;&lt;/div&gt;</text:span></text:p>
      <text:p text:style-name="P1"><text:span text:style-name="T1">&lt;div id=”B#4“&gt;&lt;/div&gt;</text:span></text:p>
      <text:p text:style-name="P1"><text:span text:style-name="T1">&lt;div id=”Ddf4“&gt;&lt;/div&gt;</text:span></text:p>
      <text:p text:style-name="P2"/>
      <text:p text:style-name="P2"/>
      <text:p text:style-name="P1"><text:span text:style-name="T1">61</text:span></text:p>
      <text:p text:style-name="P1"><text:span text:style-name="T1">&lt;div id=”C#4“&gt;&lt;/div&gt;</text:span></text:p>
      <text:p text:style-name="P1"><text:span text:style-name="T1">&lt;div id=”Db“&gt;&lt;/div&gt;</text:span></text:p>
      <text:p text:style-name="P2"/>
      <text:p text:style-name="P1"><text:span text:style-name="T1">62</text:span></text:p>
      <text:p text:style-name="P1"><text:span text:style-name="T1">&lt;div id=”D4“&gt;&lt;/div&gt;</text:span></text:p>
      <text:p text:style-name="P1"><text:span text:style-name="T1">&lt;div id=”Cds4“&gt;&lt;/div&gt;</text:span></text:p>
      <text:p text:style-name="P1"><text:span text:style-name="T1">&lt;div id=”Edf4“&gt;&lt;/div&gt;</text:span></text:p>
      <text:p text:style-name="P2"/>
      <text:p text:style-name="P1"><text:span text:style-name="T1">63</text:span></text:p>
      <text:p text:style-name="P1"><text:span text:style-name="T1">&lt;div id=”D#4“&gt;&lt;/div&gt;</text:span></text:p>
      <text:p text:style-name="P1"><text:span text:style-name="T1">&lt;div id=”Eb4“&gt;&lt;/div&gt;</text:span></text:p>
      <text:p text:style-name="P2"/>
      <text:p text:style-name="P1"><text:span text:style-name="T1">64</text:span></text:p>
      <text:p text:style-name="P1"><text:span text:style-name="T1">&lt;div id=”E4“&gt;&lt;/div&gt;</text:span></text:p>
      <text:p text:style-name="P1"><text:soft-page-break/><text:span text:style-name="T1">&lt;div id=”Dds4“&gt;&lt;/div&gt;</text:span></text:p>
      <text:p text:style-name="P1"><text:span text:style-name="T1">&lt;div id=”Fb4“&gt;&lt;/div&gt;</text:span></text:p>
      <text:p text:style-name="P2"/>
      <text:p text:style-name="P1"><text:span text:style-name="T1">65</text:span></text:p>
      <text:p text:style-name="P1"><text:span text:style-name="T1">&lt;div id=”F4“&gt;&lt;/div&gt;</text:span></text:p>
      <text:p text:style-name="P1"><text:span text:style-name="T1">&lt;div id=”E#4“&gt;&lt;/div&gt;</text:span></text:p>
      <text:p text:style-name="P1"><text:span text:style-name="T1">&lt;div id=”Gdf4“&gt;&lt;/div&gt;</text:span></text:p>
      <text:p text:style-name="P2"/>
      <text:p text:style-name="P1"><text:span text:style-name="T1">66</text:span></text:p>
      <text:p text:style-name="P1"><text:span text:style-name="T1">&lt;div id=”F#4“&gt;&lt;/div&gt;</text:span></text:p>
      <text:p text:style-name="P1"><text:span text:style-name="T1">&lt;div id=”Gb4“&gt;&lt;/div&gt;</text:span></text:p>
      <text:p text:style-name="P2"/>
      <text:p text:style-name="P1"><text:span text:style-name="T1">67</text:span></text:p>
      <text:p text:style-name="P1"><text:span text:style-name="T1">&lt;div id=”G4“&gt;&lt;/div&gt;</text:span></text:p>
      <text:p text:style-name="P1"><text:span text:style-name="T1">&lt;div id=”Fds4“&gt;&lt;/div&gt;</text:span></text:p>
      <text:p text:style-name="P1"><text:span text:style-name="T1">&lt;div id=”Adf4“&gt;&lt;/div&gt;</text:span></text:p>
      <text:p text:style-name="P2"/>
      <text:p text:style-name="P1"><text:span text:style-name="T1">68</text:span></text:p>
      <text:p text:style-name="P1"><text:span text:style-name="T1">&lt;div id=”G#4“&gt;&lt;/div&gt;</text:span></text:p>
      <text:p text:style-name="P1"><text:span text:style-name="T1">&lt;div id=”Ab4“&gt;&lt;/div&gt;</text:span></text:p>
      <text:p text:style-name="P2"/>
      <text:p text:style-name="P1"><text:span text:style-name="T1">69</text:span></text:p>
      <text:p text:style-name="P1"><text:span text:style-name="T1">&lt;div id=”A4“&gt;&lt;/div&gt;</text:span></text:p>
      <text:p text:style-name="P1"><text:span text:style-name="T1">&lt;div id=”Gds4“&gt;&lt;/div&gt;</text:span></text:p>
      <text:p text:style-name="P1"><text:span text:style-name="T1">&lt;div id=”Bdf4“&gt;&lt;/div&gt;</text:span></text:p>
      <text:p text:style-name="P2"/>
      <text:p text:style-name="P1"><text:span text:style-name="T1">70</text:span></text:p>
      <text:p text:style-name="P1"><text:span text:style-name="T1">&lt;div id=”A#4“&gt;&lt;/div&gt;</text:span></text:p>
      <text:p text:style-name="P1"><text:span text:style-name="T1">&lt;div id=”Bb4“&gt;&lt;/div&gt;</text:span></text:p>
      <text:p text:style-name="P2"/>
      <text:p text:style-name="P1"><text:span text:style-name="T1">71</text:span></text:p>
      <text:p text:style-name="P1"><text:span text:style-name="T1">&lt;div id=”B4“&gt;&lt;/div&gt;</text:span></text:p>
      <text:p text:style-name="P1"><text:span text:style-name="T1">&lt;div id=”Ads4“&gt;&lt;/div&gt;</text:span></text:p>
      <text:p text:style-name="P1"><text:span text:style-name="T1">&lt;div id=”Cb4“&gt;&lt;/div&gt;</text:span></text:p>
      <text:p text:style-name="P2"/>
      <text:p text:style-name="P1"><text:span text:style-name="T1">72</text:span></text:p>
      <text:p text:style-name="P1"><text:span text:style-name="T1">&lt;div id=”C5"&gt;&lt;/div&gt;</text:span></text:p>
      <text:p text:style-name="P1"><text:span text:style-name="T1">&lt;div id=”B#5“&gt;&lt;/div&gt;</text:span></text:p>
      <text:p text:style-name="P1"><text:span text:style-name="T1">&lt;div id=”Ddf5“&gt;&lt;/div&gt;</text:span></text:p>
      <text:p text:style-name="P2"/>
      <text:p text:style-name="P2"/>
      <text:p text:style-name="P1"><text:span text:style-name="T1">73</text:span></text:p>
      <text:p text:style-name="P1"><text:span text:style-name="T1">&lt;div id=”C#5“&gt;&lt;/div&gt;</text:span></text:p>
      <text:p text:style-name="P1"><text:span text:style-name="T1">&lt;div id=”Db“&gt;&lt;/div&gt;</text:span></text:p>
      <text:p text:style-name="P2"/>
      <text:p text:style-name="P1"><text:span text:style-name="T1">74</text:span></text:p>
      <text:p text:style-name="P1"><text:span text:style-name="T1">&lt;div id=”D5“&gt;&lt;/div&gt;</text:span></text:p>
      <text:p text:style-name="P1"><text:span text:style-name="T1">&lt;div id=”Cds5“&gt;&lt;/div&gt;</text:span></text:p>
      <text:p text:style-name="P1"><text:span text:style-name="T1">&lt;div id=”Edf5“&gt;&lt;/div&gt;</text:span></text:p>
      <text:p text:style-name="P2"/>
      <text:p text:style-name="P1"><text:span text:style-name="T1">75</text:span></text:p>
      <text:p text:style-name="P1"><text:span text:style-name="T1">&lt;div id=”D#5“&gt;&lt;/div&gt;</text:span></text:p>
      <text:p text:style-name="P1"><text:soft-page-break/><text:span text:style-name="T1">&lt;div id=”Eb5“&gt;&lt;/div&gt;</text:span></text:p>
      <text:p text:style-name="P2"/>
      <text:p text:style-name="P1"><text:span text:style-name="T1">76</text:span></text:p>
      <text:p text:style-name="P1"><text:span text:style-name="T1">&lt;div id=”E5“&gt;&lt;/div&gt;</text:span></text:p>
      <text:p text:style-name="P1"><text:span text:style-name="T1">&lt;div id=”Dds5“&gt;&lt;/div&gt;</text:span></text:p>
      <text:p text:style-name="P1"><text:span text:style-name="T1">&lt;div id=”Fb5“&gt;&lt;/div&gt;</text:span></text:p>
      <text:p text:style-name="P2"/>
      <text:p text:style-name="P1"><text:span text:style-name="T1">77</text:span></text:p>
      <text:p text:style-name="P1"><text:span text:style-name="T1">&lt;div id=”F5“&gt;&lt;/div&gt;</text:span></text:p>
      <text:p text:style-name="P1"><text:span text:style-name="T1">&lt;div id=”E#5“&gt;&lt;/div&gt;</text:span></text:p>
      <text:p text:style-name="P1"><text:span text:style-name="T1">&lt;div id=”Gdf5“&gt;&lt;/div&gt;</text:span></text:p>
      <text:p text:style-name="P2"/>
      <text:p text:style-name="P1"><text:span text:style-name="T1">78</text:span></text:p>
      <text:p text:style-name="P1"><text:span text:style-name="T1">&lt;div id=”F#5“&gt;&lt;/div&gt;</text:span></text:p>
      <text:p text:style-name="P1"><text:span text:style-name="T1">&lt;div id=”Gb5“&gt;&lt;/div&gt;</text:span></text:p>
      <text:p text:style-name="P2"/>
      <text:p text:style-name="P1"><text:span text:style-name="T1">79</text:span></text:p>
      <text:p text:style-name="P1"><text:span text:style-name="T1">&lt;div id=”G5“&gt;&lt;/div&gt;</text:span></text:p>
      <text:p text:style-name="P1"><text:span text:style-name="T1">&lt;div id=”Fds5“&gt;&lt;/div&gt;</text:span></text:p>
      <text:p text:style-name="P1"><text:span text:style-name="T1">&lt;div id=”Adf5“&gt;&lt;/div&gt;</text:span></text:p>
      <text:p text:style-name="P2"/>
      <text:p text:style-name="P1"><text:span text:style-name="T1">80</text:span></text:p>
      <text:p text:style-name="P1"><text:span text:style-name="T1">&lt;div id=”G#5“&gt;&lt;/div&gt;</text:span></text:p>
      <text:p text:style-name="P1"><text:span text:style-name="T1">&lt;div id=”Ab5“&gt;&lt;/div&gt;</text:span></text:p>
      <text:p text:style-name="P2"/>
      <text:p text:style-name="P1"><text:span text:style-name="T1">81</text:span></text:p>
      <text:p text:style-name="P1"><text:span text:style-name="T1">&lt;div id=”A5“&gt;&lt;/div&gt;</text:span></text:p>
      <text:p text:style-name="P1"><text:span text:style-name="T1">&lt;div id=”Gds5“&gt;&lt;/div&gt;</text:span></text:p>
      <text:p text:style-name="P1"><text:span text:style-name="T1">&lt;div id=”Bdf5“&gt;&lt;/div&gt;</text:span></text:p>
      <text:p text:style-name="P2"/>
      <text:p text:style-name="P1"><text:span text:style-name="T1">82</text:span></text:p>
      <text:p text:style-name="P1"><text:span text:style-name="T1">&lt;div id=”A#5“&gt;&lt;/div&gt;</text:span></text:p>
      <text:p text:style-name="P1"><text:span text:style-name="T1">&lt;div id=”Bb5“&gt;&lt;/div&gt;</text:span></text:p>
      <text:p text:style-name="P2"/>
      <text:p text:style-name="P1"><text:span text:style-name="T1">83</text:span></text:p>
      <text:p text:style-name="P1"><text:span text:style-name="T1">&lt;div id=”B5“&gt;&lt;/div&gt;</text:span></text:p>
      <text:p text:style-name="P1"><text:span text:style-name="T1">&lt;div id=”Ads5“&gt;&lt;/div&gt;</text:span></text:p>
      <text:p text:style-name="P1"><text:span text:style-name="T1">&lt;div id=”Cb5“&gt;&lt;/div&gt;</text:span></text:p>
      <text:p text:style-name="P2"/>
      <text:p text:style-name="P1"><text:span text:style-name="T1">84</text:span></text:p>
      <text:p text:style-name="P1"><text:span text:style-name="T1">&lt;div id=”C6"&gt;&lt;/div&gt;</text:span></text:p>
      <text:p text:style-name="P1"><text:span text:style-name="T1">&lt;div id=”B#6“&gt;&lt;/div&gt;</text:span></text:p>
      <text:p text:style-name="P1"><text:span text:style-name="T1">&lt;div id=”Ddf6“&gt;&lt;/div&gt;</text:span></text:p>
      <text:p text:style-name="P2"/>
      <text:p text:style-name="P1"><text:span text:style-name="T1">85</text:span></text:p>
      <text:p text:style-name="P1"><text:span text:style-name="T1">&lt;div id=”C#6“&gt;&lt;/div&gt;</text:span></text:p>
      <text:p text:style-name="P1"><text:span text:style-name="T1">&lt;div id=”Db“&gt;&lt;/div&gt;</text:span></text:p>
      <text:p text:style-name="P2"/>
      <text:p text:style-name="P1"><text:span text:style-name="T1">86</text:span></text:p>
      <text:p text:style-name="P1"><text:span text:style-name="T1">&lt;div id=”D6“&gt;&lt;/div&gt;</text:span></text:p>
      <text:p text:style-name="P1"><text:span text:style-name="T1">&lt;div id=”Cds6“&gt;&lt;/div&gt;</text:span></text:p>
      <text:p text:style-name="P1"><text:span text:style-name="T1">&lt;div id=”Edf6“&gt;&lt;/div&gt;</text:span></text:p>
      <text:p text:style-name="P2"><text:soft-page-break/></text:p>
      <text:p text:style-name="P1"><text:span text:style-name="T1">87</text:span></text:p>
      <text:p text:style-name="P1"><text:span text:style-name="T1">&lt;div id=”D#6“&gt;&lt;/div&gt;</text:span></text:p>
      <text:p text:style-name="P1"><text:span text:style-name="T1">&lt;div id=”Eb6“&gt;&lt;/div&gt;</text:span></text:p>
      <text:p text:style-name="P2"/>
      <text:p text:style-name="P1"><text:span text:style-name="T1">88</text:span></text:p>
      <text:p text:style-name="P1"><text:span text:style-name="T1">&lt;div id=”E6“&gt;&lt;/div&gt;</text:span></text:p>
      <text:p text:style-name="P1"><text:span text:style-name="T1">&lt;div id=”Dds6“&gt;&lt;/div&gt;</text:span></text:p>
      <text:p text:style-name="P1"><text:span text:style-name="T1">&lt;div id=”Fb6“&gt;&lt;/div&gt;</text:span></text:p>
      <text:p text:style-name="P2"/>
      <text:p text:style-name="P1"><text:span text:style-name="T1">89</text:span></text:p>
      <text:p text:style-name="P1"><text:span text:style-name="T1">&lt;div id=”F6“&gt;&lt;/div&gt;</text:span></text:p>
      <text:p text:style-name="P1"><text:span text:style-name="T1">&lt;div id=”E#6“&gt;&lt;/div&gt;</text:span></text:p>
      <text:p text:style-name="P1"><text:span text:style-name="T1">&lt;div id=”Gdf6“&gt;&lt;/div&gt;</text:span></text:p>
      <text:p text:style-name="P2"/>
      <text:p text:style-name="P1"><text:span text:style-name="T1">90</text:span></text:p>
      <text:p text:style-name="P1"><text:span text:style-name="T1">&lt;div id=”F#6“&gt;&lt;/div&gt;</text:span></text:p>
      <text:p text:style-name="P1"><text:span text:style-name="T1">&lt;div id=”Gb6“&gt;&lt;/div&gt;</text:span></text:p>
      <text:p text:style-name="P2"/>
      <text:p text:style-name="P1"><text:span text:style-name="T1">91</text:span></text:p>
      <text:p text:style-name="P1"><text:span text:style-name="T1">&lt;div id=”G6“&gt;&lt;/div&gt;</text:span></text:p>
      <text:p text:style-name="P1"><text:span text:style-name="T1">&lt;div id=”Fds6“&gt;&lt;/div&gt;</text:span></text:p>
      <text:p text:style-name="P1"><text:span text:style-name="T1">&lt;div id=”Adf6“&gt;&lt;/div&gt;</text:span></text:p>
      <text:p text:style-name="P2"/>
      <text:p text:style-name="P1"><text:span text:style-name="T1">92</text:span></text:p>
      <text:p text:style-name="P1"><text:span text:style-name="T1">&lt;div id=”G#6“&gt;&lt;/div&gt;</text:span></text:p>
      <text:p text:style-name="P1"><text:span text:style-name="T1">&lt;div id=”Ab6“&gt;&lt;/div&gt;</text:span></text:p>
      <text:p text:style-name="P2"/>
      <text:p text:style-name="P1"><text:span text:style-name="T1">93</text:span></text:p>
      <text:p text:style-name="P1"><text:span text:style-name="T1">&lt;div id=”A6“&gt;&lt;/div&gt;</text:span></text:p>
      <text:p text:style-name="P1"><text:span text:style-name="T1">&lt;div id=”Gds6“&gt;&lt;/div&gt;</text:span></text:p>
      <text:p text:style-name="P1"><text:span text:style-name="T1">&lt;div id=”Bdf6“&gt;&lt;/div&gt;</text:span></text:p>
      <text:p text:style-name="P2"/>
      <text:p text:style-name="P1"><text:span text:style-name="T1">94</text:span></text:p>
      <text:p text:style-name="P1"><text:span text:style-name="T1">&lt;div id=”A#6“&gt;&lt;/div&gt;</text:span></text:p>
      <text:p text:style-name="P1"><text:span text:style-name="T1">&lt;div id=”Bb6“&gt;&lt;/div&gt;</text:span></text:p>
      <text:p text:style-name="P2"/>
      <text:p text:style-name="P1"><text:span text:style-name="T1">95</text:span></text:p>
      <text:p text:style-name="P1"><text:span text:style-name="T1">&lt;div id=”B6“&gt;&lt;/div&gt;</text:span></text:p>
      <text:p text:style-name="P1"><text:span text:style-name="T1">&lt;div id=”Ads6“&gt;&lt;/div&gt;</text:span></text:p>
      <text:p text:style-name="P1"><text:span text:style-name="T1">&lt;div id=”Cb6“&gt;&lt;/div&gt;</text:span></text:p>
      <text:p text:style-name="P2"/>
      <text:p text:style-name="P1"><text:span text:style-name="T1">96</text:span></text:p>
      <text:p text:style-name="P1"><text:span text:style-name="T1">&lt;div id=”C7"&gt;&lt;/div&gt;</text:span></text:p>
      <text:p text:style-name="P1"><text:span text:style-name="T1">&lt;div id=”B#7“&gt;&lt;/div&gt;</text:span></text:p>
      <text:p text:style-name="P1"><text:span text:style-name="T1">&lt;div id=”Ddf7“&gt;&lt;/div&gt;</text:span></text:p>
      <text:p text:style-name="P2"/>
      <text:p text:style-name="P2"/>
      <text:p text:style-name="P1"><text:span text:style-name="T1">97</text:span></text:p>
      <text:p text:style-name="P1"><text:span text:style-name="T1">&lt;div id=”C#7“&gt;&lt;/div&gt;</text:span></text:p>
      <text:p text:style-name="P1"><text:span text:style-name="T1">&lt;div id=”Db“&gt;&lt;/div&gt;</text:span></text:p>
      <text:p text:style-name="P2"/>
      <text:p text:style-name="P1"><text:soft-page-break/><text:span text:style-name="T1">98</text:span></text:p>
      <text:p text:style-name="P1"><text:span text:style-name="T1">&lt;div id=”D7“&gt;&lt;/div&gt;</text:span></text:p>
      <text:p text:style-name="P1"><text:span text:style-name="T1">&lt;div id=”Cds7“&gt;&lt;/div&gt;</text:span></text:p>
      <text:p text:style-name="P1"><text:span text:style-name="T1">&lt;div id=”Edf7“&gt;&lt;/div&gt;</text:span></text:p>
      <text:p text:style-name="P2"/>
      <text:p text:style-name="P1"><text:span text:style-name="T1">99</text:span></text:p>
      <text:p text:style-name="P1"><text:span text:style-name="T1">&lt;div id=”D#7“&gt;&lt;/div&gt;</text:span></text:p>
      <text:p text:style-name="P1"><text:span text:style-name="T1">&lt;div id=”Eb7“&gt;&lt;/div&gt;</text:span></text:p>
      <text:p text:style-name="P2"/>
      <text:p text:style-name="P1"><text:span text:style-name="T1">100</text:span></text:p>
      <text:p text:style-name="P1"><text:span text:style-name="T1">&lt;div id=”E7“&gt;&lt;/div&gt;</text:span></text:p>
      <text:p text:style-name="P1"><text:span text:style-name="T1">&lt;div id=”Dds7“&gt;&lt;/div&gt;</text:span></text:p>
      <text:p text:style-name="P1"><text:span text:style-name="T1">&lt;div id=”Fb7“&gt;&lt;/div&gt;</text:span></text:p>
      <text:p text:style-name="P2"/>
      <text:p text:style-name="P1"><text:span text:style-name="T1">101</text:span></text:p>
      <text:p text:style-name="P1"><text:span text:style-name="T1">&lt;div id=”F7“&gt;&lt;/div&gt;</text:span></text:p>
      <text:p text:style-name="P1"><text:span text:style-name="T1">&lt;div id=”E#7“&gt;&lt;/div&gt;</text:span></text:p>
      <text:p text:style-name="P1"><text:span text:style-name="T1">&lt;div id=”Gdf7“&gt;&lt;/div&gt;</text:span></text:p>
      <text:p text:style-name="P2"/>
      <text:p text:style-name="P1"><text:span text:style-name="T1">102</text:span></text:p>
      <text:p text:style-name="P1"><text:span text:style-name="T1">&lt;div id=”F#7“&gt;&lt;/div&gt;</text:span></text:p>
      <text:p text:style-name="P1"><text:span text:style-name="T1">&lt;div id=”Gb7“&gt;&lt;/div&gt;</text:span></text:p>
      <text:p text:style-name="P2"/>
      <text:p text:style-name="P1"><text:span text:style-name="T1">103</text:span></text:p>
      <text:p text:style-name="P1"><text:span text:style-name="T1">&lt;div id=”G7“&gt;&lt;/div&gt;</text:span></text:p>
      <text:p text:style-name="P1"><text:span text:style-name="T1">&lt;div id=”Fds7“&gt;&lt;/div&gt;</text:span></text:p>
      <text:p text:style-name="P1"><text:span text:style-name="T1">&lt;div id=”Adf7“&gt;&lt;/div&gt;</text:span></text:p>
      <text:p text:style-name="P2"/>
      <text:p text:style-name="P1"><text:span text:style-name="T1">104</text:span></text:p>
      <text:p text:style-name="P1"><text:span text:style-name="T1">&lt;div id=”G#7“&gt;&lt;/div&gt;</text:span></text:p>
      <text:p text:style-name="P1"><text:span text:style-name="T1">&lt;div id=”Ab7“&gt;&lt;/div&gt;</text:span></text:p>
      <text:p text:style-name="P2"/>
      <text:p text:style-name="P1"><text:span text:style-name="T1">105</text:span></text:p>
      <text:p text:style-name="P1"><text:span text:style-name="T1">&lt;div id=”A7“&gt;&lt;/div&gt;</text:span></text:p>
      <text:p text:style-name="P1"><text:span text:style-name="T1">&lt;div id=”Gds7“&gt;&lt;/div&gt;</text:span></text:p>
      <text:p text:style-name="P1"><text:span text:style-name="T1">&lt;div id=”Bdf7“&gt;&lt;/div&gt;</text:span></text:p>
      <text:p text:style-name="P1"><text:span text:style-name="T1">106</text:span></text:p>
      <text:p text:style-name="P1"><text:span text:style-name="T1">&lt;div id=”A#7“&gt;&lt;/div&gt;</text:span></text:p>
      <text:p text:style-name="P1"><text:span text:style-name="T1">&lt;div id=”Bb7“&gt;&lt;/div&gt;</text:span></text:p>
      <text:p text:style-name="P2"/>
      <text:p text:style-name="P1"><text:span text:style-name="T1">107</text:span></text:p>
      <text:p text:style-name="P1"><text:span text:style-name="T1">&lt;div id=”B7“&gt;&lt;/div&gt;</text:span></text:p>
      <text:p text:style-name="P1"><text:span text:style-name="T1">&lt;div id=”Ads7“&gt;&lt;/div&gt;</text:span></text:p>
      <text:p text:style-name="P1"><text:span text:style-name="T1">&lt;div id=”Cb7“&gt;&lt;/div&gt;</text:span></text:p>
      <text:p text:style-name="P2"/>
      <text:p text:style-name="P1"><text:span text:style-name="T1">108</text:span></text:p>
      <text:p text:style-name="P1"><text:span text:style-name="T1">&lt;div id=”C8"&gt;&lt;/div&gt;</text:span></text:p>
      <text:p text:style-name="P1"><text:span text:style-name="T1">&lt;div id=”B#8“&gt;&lt;/div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1:03:20.636000000</meta:creation-date>
    <dc:date>2017-09-04T11:03:45.118000000</dc:date>
    <meta:editing-duration>PT25S</meta:editing-duration>
    <meta:editing-cycles>1</meta:editing-cycles>
    <meta:document-statistic meta:table-count="0" meta:image-count="0" meta:object-count="0" meta:page-count="8" meta:paragraph-count="322" meta:word-count="592" meta:character-count="4931" meta:non-whitespace-character-count="4661"/>
    <meta:generator>LibreOffice/5.1.5.2$Windows_x86 LibreOffice_project/7a864d8825610a8c07cfc3bc01dd4fce6a9447e5</meta:generator>
  </office:meta>
</office:document-meta>
</file>